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9ba" officeooo:paragraph-rsid="001a99ba"/>
    </style:style>
    <style:style style:name="P2" style:family="paragraph" style:parent-style-name="Standard">
      <style:paragraph-properties fo:text-align="center" style:justify-single-word="false"/>
      <style:text-properties officeooo:rsid="001a99ba" officeooo:paragraph-rsid="001a99ba"/>
    </style:style>
    <style:style style:name="P3" style:family="paragraph" style:parent-style-name="Standard">
      <style:paragraph-properties fo:text-align="start" style:justify-single-word="false"/>
      <style:text-properties officeooo:rsid="001a99ba" officeooo:paragraph-rsid="001a99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 = Muhammad Wafiq Kamaluddin</text:p>
      <text:p text:style-name="P1"/>
      <text:p text:style-name="P1">NRP = 2210181042</text:p>
      <text:p text:style-name="P1"/>
      <text:p text:style-name="P1">Kelas = 2 D4 TK B</text:p>
      <text:p text:style-name="P1"/>
      <text:p text:style-name="P2">Praktikum Deteksi Pojokan Dengan Metode Corner Harris</text:p>
      <text:p text:style-name="P3"/>
      <text:p text:style-name="P3">A. Tujuan.</text:p>
      <text:p text:style-name="P3"/>
      <text:p text:style-name="P3">1. mahasiswa mampu memahami Metode deteksi pojokan dengan metode corner harris.</text:p>
      <text:p text:style-name="P3">2. mahasiswa mampu menerapkan metode corner harris pada bentuk program.</text:p>
      <text:p text:style-name="P3"/>
      <text:p text:style-name="P3">B. Dasar Teori.</text:p>
      <text:p text:style-name="P3"/>
      <text:p text:style-name="P3">C. Hasil</text:p>
      <text:p text:style-name="P3"/>
      <text:p text:style-name="P3">D. analisa dan kesimpula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4:50:39.530156334</meta:creation-date>
    <dc:date>2020-05-19T14:54:38.506838557</dc:date>
    <meta:editing-duration>PT4M</meta:editing-duration>
    <meta:editing-cycles>1</meta:editing-cycles>
    <meta:document-statistic meta:table-count="0" meta:image-count="0" meta:object-count="0" meta:page-count="1" meta:paragraph-count="10" meta:word-count="53" meta:character-count="326" meta:non-whitespace-character-count="283"/>
    <meta:generator>LibreOffice/5.1.6.2$Linux_X86_64 LibreOffice_project/10m0$Build-2</meta:generator>
  </office:meta>
</office:document-meta>
</file>